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2cbe85" officeooo:paragraph-rsid="004dd063"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3726a8" officeooo:paragraph-rsid="0039ac57"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14"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15"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185979" officeooo:paragraph-rsid="0030a62d" style:font-size-asian="10.5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normal" officeooo:rsid="0047de1e" officeooo:paragraph-rsid="0047de1e" style:font-size-asian="10.5pt" style:font-weight-asian="normal" style:font-size-complex="12pt" style:font-weight-complex="normal"/>
    </style:style>
    <style:style style:name="P18" style:family="paragraph" style:parent-style-name="Standard">
      <style:paragraph-properties fo:margin-top="0cm" fo:margin-bottom="0cm" loext:contextual-spacing="false" fo:line-height="115%"/>
      <style:text-properties fo:font-size="12pt" fo:font-weight="normal" officeooo:rsid="004bda56" officeooo:paragraph-rsid="004bda56" style:font-size-asian="10.5pt" style:font-weight-asian="normal" style:font-size-complex="12pt" style:font-weight-complex="normal"/>
    </style:style>
    <style:style style:name="P19" style:family="paragraph" style:parent-style-name="Standard">
      <style:paragraph-properties fo:margin-top="0cm" fo:margin-bottom="0cm" loext:contextual-spacing="false" fo:line-height="115%"/>
      <style:text-properties fo:font-size="12pt" fo:font-weight="normal" officeooo:rsid="004dd063" officeooo:paragraph-rsid="004dd063" style:font-size-asian="10.5pt" style:font-weight-asian="normal" style:font-size-complex="12pt" style:font-weight-complex="normal"/>
    </style:style>
    <style:style style:name="P20" style:family="paragraph" style:parent-style-name="Standard">
      <style:paragraph-properties fo:margin-top="0cm" fo:margin-bottom="0cm" loext:contextual-spacing="false" fo:line-height="115%"/>
      <style:text-properties fo:font-size="12pt" fo:font-weight="normal" officeooo:rsid="004dd063" officeooo:paragraph-rsid="00507c90" style:font-size-asian="10.5pt" style:font-weight-asian="normal" style:font-size-complex="12pt" style:font-weight-complex="normal"/>
    </style:style>
    <style:style style:name="P21" style:family="paragraph" style:parent-style-name="Standard">
      <style:paragraph-properties fo:margin-top="0cm" fo:margin-bottom="0cm" loext:contextual-spacing="false" fo:line-height="115%"/>
      <style:text-properties fo:font-size="12pt" fo:font-weight="normal" officeooo:rsid="004ef25d" officeooo:paragraph-rsid="004ef25d" style:font-size-asian="10.5pt" style:font-weight-asian="normal" style:font-size-complex="12pt" style:font-weight-complex="normal"/>
    </style:style>
    <style:style style:name="P22" style:family="paragraph" style:parent-style-name="Standard">
      <style:paragraph-properties fo:margin-top="0cm" fo:margin-bottom="0cm" loext:contextual-spacing="false" fo:line-height="115%"/>
      <style:text-properties fo:font-size="12pt" fo:font-weight="normal" officeooo:rsid="005659eb" officeooo:paragraph-rsid="005659eb"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15%"/>
      <style:text-properties fo:font-size="12pt" fo:font-weight="normal" officeooo:rsid="0057e2e5" officeooo:paragraph-rsid="0057e2e5" style:font-size-asian="10.5pt" style:font-weight-asian="normal" style:font-size-complex="12pt" style:font-weight-complex="normal"/>
    </style:style>
    <style:style style:name="P24" style:family="paragraph" style:parent-style-name="Standard">
      <style:paragraph-properties fo:margin-top="0cm" fo:margin-bottom="0cm" loext:contextual-spacing="false" fo:line-height="115%"/>
      <style:text-properties fo:font-size="12pt" fo:font-weight="normal" officeooo:rsid="00589b89" officeooo:paragraph-rsid="00589b89" style:font-size-asian="10.5pt" style:font-weight-asian="normal" style:font-size-complex="12pt" style:font-weight-complex="normal"/>
    </style:style>
    <style:style style:name="P25"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26"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27"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28" style:family="paragraph" style:parent-style-name="Standard">
      <style:paragraph-properties fo:margin-top="0cm" fo:margin-bottom="0cm" loext:contextual-spacing="false"/>
      <style:text-properties fo:font-size="12pt" fo:font-weight="bold" officeooo:rsid="0043fa09" officeooo:paragraph-rsid="0043fa09" style:font-size-asian="10.5pt" style:font-weight-asian="bold" style:font-size-complex="12pt" style:font-weight-complex="bold"/>
    </style:style>
    <style:style style:name="P29" style:family="paragraph" style:parent-style-name="Standard">
      <style:paragraph-properties fo:margin-top="0cm" fo:margin-bottom="0cm" loext:contextual-spacing="false" fo:line-height="115%"/>
      <style:text-properties fo:font-size="12pt" fo:font-weight="bold" officeooo:rsid="00514a1e" officeooo:paragraph-rsid="00514a1e" style:font-size-asian="10.5pt" style:font-weight-asian="bold" style:font-size-complex="12pt" style:font-weight-complex="bold"/>
    </style:style>
    <style:style style:name="P30"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31"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32"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33"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34"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35"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36" style:family="paragraph" style:parent-style-name="Standard">
      <style:paragraph-properties fo:margin-top="0cm" fo:margin-bottom="0cm" loext:contextual-spacing="false" fo:line-height="115%"/>
      <style:text-properties fo:font-size="14pt" fo:font-weight="bold" officeooo:rsid="004350a9" officeooo:paragraph-rsid="004a88e3" style:font-size-asian="12.25pt" style:font-weight-asian="bold" style:font-size-complex="14pt" style:font-weight-complex="bold"/>
    </style:style>
    <style:style style:name="P37" style:family="paragraph" style:parent-style-name="Standard">
      <style:paragraph-properties fo:margin-top="0cm" fo:margin-bottom="0cm" loext:contextual-spacing="false" fo:line-height="115%"/>
      <style:text-properties fo:font-size="14pt" fo:font-weight="bold" officeooo:rsid="004350a9" officeooo:paragraph-rsid="00546992" style:font-size-asian="12.25pt" style:font-weight-asian="bold" style:font-size-complex="14pt" style:font-weight-complex="bold"/>
    </style:style>
    <style:style style:name="P38" style:family="paragraph" style:parent-style-name="Standard">
      <style:paragraph-properties fo:margin-top="0cm" fo:margin-bottom="0cm" loext:contextual-spacing="false" fo:line-height="115%"/>
      <style:text-properties fo:font-size="14pt" fo:font-weight="bold" officeooo:rsid="004350a9" officeooo:paragraph-rsid="005659eb" style:font-size-asian="12.25pt" style:font-weight-asian="bold" style:font-size-complex="14pt" style:font-weight-complex="bold"/>
    </style:style>
    <style:style style:name="P39"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40"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41"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42"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43"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44"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45"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46"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47"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48" style:family="paragraph" style:parent-style-name="Standard">
      <style:paragraph-properties fo:margin-top="0cm" fo:margin-bottom="0.199cm" loext:contextual-spacing="false"/>
      <style:text-properties fo:font-size="12pt" fo:font-weight="bold" officeooo:rsid="0034024f" officeooo:paragraph-rsid="0034024f" style:font-size-asian="10.5pt" style:font-weight-asian="bold" style:font-size-complex="12pt" style:font-weight-complex="bold"/>
    </style:style>
    <style:style style:name="P49" style:family="paragraph" style:parent-style-name="Standard">
      <style:paragraph-properties fo:margin-top="0cm" fo:margin-bottom="0cm" loext:contextual-spacing="false" fo:line-height="115%"/>
      <style:text-properties fo:font-size="12pt" style:text-underline-style="none" fo:font-weight="normal" officeooo:rsid="00589b89" officeooo:paragraph-rsid="0057e2e5" style:font-size-asian="10.5pt" style:font-weight-asian="normal" style:font-size-complex="12pt" style:font-weight-complex="normal"/>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3dd051" style:font-weight-asian="normal" style:font-weight-complex="normal"/>
    </style:style>
    <style:style style:name="T16" style:family="text">
      <style:text-properties fo:font-weight="normal" officeooo:rsid="0051d96f" style:font-weight-asian="normal" style:font-weight-complex="normal"/>
    </style:style>
    <style:style style:name="T17" style:family="text">
      <style:text-properties fo:font-weight="normal" officeooo:rsid="0053c9ce" style:font-weight-asian="normal" style:font-weight-complex="normal"/>
    </style:style>
    <style:style style:name="T18" style:family="text">
      <style:text-properties fo:font-weight="normal" officeooo:rsid="004e0760" style:font-weight-asian="normal" style:font-weight-complex="normal"/>
    </style:style>
    <style:style style:name="T19" style:family="text">
      <style:text-properties officeooo:rsid="0009d52b"/>
    </style:style>
    <style:style style:name="T20" style:family="text">
      <style:text-properties officeooo:rsid="000b082f"/>
    </style:style>
    <style:style style:name="T21" style:family="text">
      <style:text-properties officeooo:rsid="000d421c"/>
    </style:style>
    <style:style style:name="T22" style:family="text">
      <style:text-properties officeooo:rsid="000e4180"/>
    </style:style>
    <style:style style:name="T23" style:family="text">
      <style:text-properties officeooo:rsid="0011218c"/>
    </style:style>
    <style:style style:name="T24" style:family="text">
      <style:text-properties officeooo:rsid="001b59fe"/>
    </style:style>
    <style:style style:name="T25" style:family="text">
      <style:text-properties officeooo:rsid="0029c405"/>
    </style:style>
    <style:style style:name="T26" style:family="text">
      <style:text-properties officeooo:rsid="002cbe85"/>
    </style:style>
    <style:style style:name="T27" style:family="text">
      <style:text-properties officeooo:rsid="002d165b"/>
    </style:style>
    <style:style style:name="T28" style:family="text">
      <style:text-properties officeooo:rsid="0030408b"/>
    </style:style>
    <style:style style:name="T29" style:family="text">
      <style:text-properties fo:font-weight="bold" officeooo:rsid="0030408b" style:font-weight-asian="bold" style:font-weight-complex="bold"/>
    </style:style>
    <style:style style:name="T30" style:family="text">
      <style:text-properties fo:font-weight="bold" officeooo:rsid="00507c90" style:font-weight-asian="bold" style:font-weight-complex="bold"/>
    </style:style>
    <style:style style:name="T31" style:family="text">
      <style:text-properties officeooo:rsid="0030a62d"/>
    </style:style>
    <style:style style:name="T32" style:family="text">
      <style:text-properties officeooo:rsid="0031f849"/>
    </style:style>
    <style:style style:name="T33" style:family="text">
      <style:text-properties officeooo:rsid="00339325"/>
    </style:style>
    <style:style style:name="T34" style:family="text">
      <style:text-properties officeooo:rsid="00185979" style:font-size-asian="10.5pt"/>
    </style:style>
    <style:style style:name="T35" style:family="text">
      <style:text-properties officeooo:rsid="0030408b" style:font-size-asian="10.5pt"/>
    </style:style>
    <style:style style:name="T36" style:family="text">
      <style:text-properties officeooo:rsid="003726a8"/>
    </style:style>
    <style:style style:name="T37" style:family="text">
      <style:text-properties officeooo:rsid="00390e22"/>
    </style:style>
    <style:style style:name="T38" style:family="text">
      <style:text-properties officeooo:rsid="003aeb1c"/>
    </style:style>
    <style:style style:name="T39" style:family="text">
      <style:text-properties officeooo:rsid="003c8a64"/>
    </style:style>
    <style:style style:name="T40" style:family="text">
      <style:text-properties officeooo:rsid="003dd051"/>
    </style:style>
    <style:style style:name="T41" style:family="text">
      <style:text-properties officeooo:rsid="003e4ba9"/>
    </style:style>
    <style:style style:name="T42" style:family="text">
      <style:text-properties officeooo:rsid="003f0a73"/>
    </style:style>
    <style:style style:name="T43" style:family="text">
      <style:text-properties officeooo:rsid="004046ae"/>
    </style:style>
    <style:style style:name="T44" style:family="text">
      <style:text-properties officeooo:rsid="00422dbb"/>
    </style:style>
    <style:style style:name="T45" style:family="text">
      <style:text-properties officeooo:rsid="004350a9"/>
    </style:style>
    <style:style style:name="T46" style:family="text">
      <style:text-properties officeooo:rsid="0047de1e"/>
    </style:style>
    <style:style style:name="T47" style:family="text">
      <style:text-properties officeooo:rsid="0048f010"/>
    </style:style>
    <style:style style:name="T48" style:family="text">
      <style:text-properties officeooo:rsid="004d472a"/>
    </style:style>
    <style:style style:name="T49" style:family="text">
      <style:text-properties officeooo:rsid="004dd063"/>
    </style:style>
    <style:style style:name="T50" style:family="text">
      <style:text-properties officeooo:rsid="004feffd"/>
    </style:style>
    <style:style style:name="T51" style:family="text">
      <style:text-properties officeooo:rsid="00507c90"/>
    </style:style>
    <style:style style:name="T52" style:family="text">
      <style:text-properties officeooo:rsid="00546992"/>
    </style:style>
    <style:style style:name="T53" style:family="text">
      <style:text-properties officeooo:rsid="00565adf"/>
    </style:style>
    <style:style style:name="T54" style:family="text">
      <style:text-properties style:text-underline-style="none"/>
    </style:style>
    <style:style style:name="T55" style:family="text">
      <style:text-properties style:text-underline-style="none" officeooo:rsid="00589b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text:span text:style-name="T31">(VL) </text:span>is a python package which enables the user to run <text:span text:style-name="T21">F</text:span>inite <text:span text:style-name="T21">E</text:span>lement <text:span text:style-name="T21">(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30">Layout</text:p>
      <text:p text:style-name="P39">VirtualLab <text:span text:style-name="T19">contains </text:span>three essential directories <text:span text:style-name="T19">needed for running any simulation;</text:span> ‘Scripts’, ‘Materials’ <text:span text:style-name="T19">and</text:span> ‘Input’. <text:span text:style-name="T20">There is also a <text:s/>‘Run’ file which is used to launch simulations.</text:span></text:p>
      <text:p text:style-name="P43">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44"><text:span text:style-name="T20">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27"><text:span text:style-name="T22">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directories</text:span><text:span text:style-name="T2"> </text:span><text:span text:style-name="T8">(this will be explained more in the next section)</text:span><text:span text:style-name="T2">. </text:span></text:p>
      <text:p text:style-name="P30"/>
      <text:p text:style-name="P30">Getting Starte<text:span text:style-name="T23">d</text:span></text:p>
      <text:p text:style-name="P25">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9">Talk to Llion</text:span></text:p>
      <text:p text:style-name="P25"><text:span text:style-name="T26">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6">http://docs.h5py.org/en/stable/build.html</text:span></text:a><text:span text:style-name="T26"> and </text:span><text:a xlink:type="simple" xlink:href="https://pypi.org/project/iapws/" text:style-name="Internet_20_link" text:visited-style-name="Visited_20_Internet_20_Link"><text:span text:style-name="T26">https://pypi.org/project/iapws/</text:span></text:a><text:span text:style-name="T26">)</text:span></text:p>
      <text:p text:style-name="P25"/>
      <text:p text:style-name="P26">The results generated by VL are written to <text:span text:style-name="T33">the</text:span> Output directory in the top level directory <text:span text:style-name="T33">(this will be created once simulations are run)</text:span>. <text:span text:style-name="T33">The location of the Output directory can be chan</text:span>ged to another location <text:span text:style-name="T33">through the </text:span>VlConfig.py file however for this training <text:span text:style-name="T32">material</text:span> it is advisable to leave this in its default location. <text:span text:style-name="T34">There are 4 arguments which <text:s/></text:span><text:span text:style-name="T35">must be defined to use VL;</text:span><text:span text:style-name="T34"> </text:span><text:span text:style-name="T35">Simulation, StudyDir, StudyName, Input</text:span><text:span text:style-name="T34">. </text:span></text:p>
      <text:p text:style-name="P16"/>
      <text:p text:style-name="P16"/>
      <text:p text:style-name="P45"><text:soft-page-break/><text:span text:style-name="T27">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46"><text:span text:style-name="T28">StudyDir</text:span><text:span text:style-name="T2"> –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Study will be saved. </text:span></text:p>
      <text:p text:style-name="P47"><text:span text:style-name="T33">S</text:span>tudyName –<text:span text:style-name="T2"> A sub-directory of StudyDir where Simulations results will be stored. </text:span><text:span text:style-name="T13">This is specific to the set of Simulations you are running. For example if you are testing out different magnitude of loads, you could name this ‘LoadingAnalysis’.</text:span></text:p>
      <text:p text:style-name="P48">Inputs –<text:span text:style-name="T2"> This dictionary defines the name of the file(s) containing the information required to create a mesh and/or run a simulation. <text:s/></text:span><text:span text:style-name="T9">The dictionary must always have the key ‘</text:span><text:span text:style-name="T15">Parameters</text:span><text:span text:style-name="T9">’ which </text:span><text:span text:style-name="T2">defines the main parameter file. If no other argument is provided a single simulation will be run using the information from this file. If the key ‘Parametric’ is included in the dictionary it is possible to run multiple simulations con-currently with different parameters. The ‘</text:span><text:span text:style-name="T15">Parameters</text:span><text:span text:style-name="T2">’ file and ‘Parametric’ file must be in the directory Inputs/$SIMULATION/$STUDYDIR</text:span></text:p>
      <text:p text:style-name="P41">You will also notice when the class is initialised a key-word argument ‘mode’ is passed – this dictates how much information is printed in the terminal. T<text:span text:style-name="T26">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41"/>
      <text:p text:style-name="P32">Mechanical FE – Tensile Test</text:p>
      <text:p text:style-name="P42">The first topic for the training is running a <text:span text:style-name="T46">mechanical FE simulation of a</text:span> standard tensile test with a ‘Dog-Bone’ sample. <text:span text:style-name="T46">In these experiments it is possible to load the sample either with a constant force or enforce a constant displacement. In the VL Tensile Test both of these methods are available. For simplicity t</text:span>his is a purely elastic simulation.</text:p>
      <text:p text:style-name="P31"><text:span text:style-name="T24">Task </text:span>1</text:p>
      <text:p text:style-name="P6">For this task the Run.py fi<text:span text:style-name="T36">le</text:span> should be set up <text:span text:style-name="T36">already. However the 4 variables in the Run file should be:</text:span></text:p>
      <text:p text:style-name="P6">Simulation = 'Tensile'</text:p>
      <text:p text:style-name="P6">StudyDir = 'Example'</text:p>
      <text:p text:style-name="P6">StudyName = 'Training'</text:p>
      <text:p text:style-name="P6">Input = {'<text:span text:style-name="T40">Parameters</text:span>' : '<text:span text:style-name="T41">TrainingParameters’</text:span>}</text:p>
      <text:p text:style-name="P9">The first step is to open the <text:span text:style-name="T40">Parameters file ‘TrainingParameters.py’</text:span> which can be found in Inputs/Tensile/Example. You will notice a Namespace called ‘Mesh’ which defines the geometrical and meshing parameters. <text:span text:style-name="T37">The file which is used to create the mesh is defined at Mesh.File, which in this case is ‘Testpiec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es. As you can see the Name attached to ‘Sim’ is ‘Single’, meaning that the results for this simulation will be in Output/Tensile/Example/Training/Single.</text:span></text:p>
      <text:p text:style-name="P9"/>
      <text:p text:style-name="P17"><text:soft-page-break/>As previously mentioned it is possible to perform a constant force and/or a constand displacement simulation. As you can see the dictionary for Sim.Load in the parameters file shows that both types of tensile tests will be performed on the sample provided, <text:span text:style-name="T47">with the magnitude for each provided as they keys.</text:span></text:p>
      <text:p text:style-name="P10"/>
      <text:p text:style-name="P10">Execute the Run.py file, where you should see a mesh named ‘Notch1’ being created followed by a Simulation named ‘Single’ showing up in an xterm terminal.</text:p>
      <text:p text:style-name="P10"/>
      <text:p text:style-name="P10">Since the kwarg ‘ShowRes’ is set to ‘True’ in VirtualLab.PostProc <text:span text:style-name="T40">in the Run file</text:span> the results are automatically opened in ParaVis for you to take a look at. There should be two sets of results shown: <text:span text:style-name="T40">o</text:span>ne for a constant force simulation and another for a constant displacement simulation. </text:p>
      <text:p text:style-name="P8"/>
      <text:p text:style-name="P34">Task 2</text:p>
      <text:p text:style-name="P13">The next step is to run multiple simulations at the same time. Change the Input dictionary to include the key, value pai<text:span text:style-name="T39">r</text:span> ‘Parametric’,’Parametric_<text:span text:style-name="T42">1</text:span>’ (<text:span text:style-name="T39">your Input dictionary should now look like </text:span>Input={'<text:span text:style-name="T40">Parameters</text:span>' : '<text:span text:style-name="T42">TrainingParameters</text:span>', 'Parametric' : 'Parametric_<text:span text:style-name="T42">1</text:span>'}). What we are now saying is that we use the file ‘Parametric_<text:span text:style-name="T42">1</text:span>.py’ <text:s/>(also in <text:span text:style-name="T36">Inputs/Tensile/Example</text:span>) in conjunction with the <text:span text:style-name="T40">parameters </text:span>file <text:span text:style-name="T40">to create multiple parameter files</text:span>. <text:span text:style-name="T40">If a variable is defined in the parametric file then this value is used, however if the variable is not defined the value from the parameters file will be used. </text:span>For example, in ‘<text:span text:style-name="T42">Parametric_1’ </text:span>you will see that 2 meshes are being created (‘Notch2’ and ‘Notch3’) with different values for Rad_a and Rad_b, however the thickness of the sample will still be 0.003 since this is what is defined in ‘<text:span text:style-name="T42">TrainingParameters’</text:span> and <text:span text:style-name="T42">it </text:span>is not specified in <text:span text:style-name="T42">the parametric file</text:span>.</text:p>
      <text:p text:style-name="P12"/>
      <text:p text:style-name="P14">Execute the Run file and you should see meshes ‘Notch2’ and ‘Notch3’ are created along with <text:span text:style-name="T43">2 xterm terminals opening, one for each simulation. The names of the simulation (‘ParametricSim1’ and ‘ParametricSim2’) are written at the top of the xterm window to differntiate them. </text:span></text:p>
      <text:p text:style-name="P34"/>
      <text:p text:style-name="P35">Task 3</text:p>
      <text:p text:style-name="P11">You realise after running the simulation that <text:span text:style-name="T38">the wrong Material was set in the Parameters file. You wanted to run a simulation on a Tungsten testpiece not a copper one. You are happy with the meshes <text:s/>you already have for ‘Notch 2’ and ‘Notch 3’ and don’t want to re-run the meshing step. In the Run file in VirtualLab.Create write ‘RunMesh=False’. This will switch off the meshing part and only run the Simulation (There is also a kwarg RunSim’ also exists and works in the same way as RunMesh for the simulation). Change the Material in the Parameters file to ‘Tungsten’ and Run the simulation. You should notice the displacement is smaller for the tungsten sample compared with copper (for the contant force simulation).</text:span></text:p>
      <text:p text:style-name="P34"/>
      <text:p text:style-name="P15">Once you have completed the above tasks it may be worthwhile you looking at the files which have been used to create this <text:span text:style-name="T25">simulations</text:span>. <text:span text:style-name="T44">See</text:span> Scripts/Tensile/Preproc/<text:span text:style-name="T44">DogBone</text:span>.py <text:span text:style-name="T45">which</text:span> has been used to make the <text:span text:style-name="T45">mesh</text:span> <text:span text:style-name="T45">and the CodeAster command file in S</text:span>cripts/Tensile/<text:span text:style-name="T25">Aster/Tensile.comm. Take a look at these to try and figure out what each part is doing.</text:span></text:p>
      <text:p text:style-name="P40"/>
      <text:p text:style-name="P40"/>
      <text:p text:style-name="P33"><text:soft-page-break/><text:span text:style-name="T45">Thermal</text:span> FE – <text:span text:style-name="T45">Laser Flash Analysis</text:span></text:p>
      <text:p text:style-name="P17">The next topic for the training is to run <text:span text:style-name="T47">a</text:span> thermal FE simulations of <text:span text:style-name="T47">a</text:span> Laser Flash Analysis (LFA) <text:span text:style-name="T47">experiment</text:span>. In this experiment <text:span text:style-name="T47">a small disc is subjected to a short laser pulse on the top surface. The simulation shows how the temperature profile of the disc changes with time due to the energy input from the laser pulse. Radiation effects are ignored in this simulation to verify that the conservation of energy is satisfied. </text:span></text:p>
      <text:p text:style-name="P17"/>
      <text:p text:style-name="P36">Task 1</text:p>
      <text:p text:style-name="P18">As this is a new simulation type you will need to change ‘Simulation’ in the Run file to ‘LFA’. <text:span text:style-name="T48">You will also need to remove ‘RunMesh=False’ fromVirtualLab.Create (or set the flag to ‘True’) since new meshes will need to be created. The variables in the Run file should be:</text:span></text:p>
      <text:p text:style-name="P7">Simulation = '<text:span text:style-name="T49">LFA</text:span>'</text:p>
      <text:p text:style-name="P7">StudyDir = 'Example'</text:p>
      <text:p text:style-name="P7">StudyName = 'Training'</text:p>
      <text:p text:style-name="P7">Input = {'<text:span text:style-name="T40">Parameters</text:span>' : '<text:span text:style-name="T41">TrainingParameters’, ‘Parametric’:’Parametric_1’</text:span>}</text:p>
      <text:p text:style-name="P7"/>
      <text:p text:style-name="P20">If you open TrainingParameters.py and Parametric.py in Inputs/LFA/Example you can see that 2 meshes are being created, ‘NoVoid’ and ‘Void’, and 3 simulations are run, 1 using the mesh ‘NoVoid’ (‘SimNoVoid’) and 2 using the mesh ‘Void’ (‘SimVoid1’ &amp; ‘SimVoid2’). <text:span text:style-name="T51">As this is a time-dependent problem you will notice that there are some additional variables in the ‘Sim’ namespace relating to that. </text:span></text:p>
      <text:p text:style-name="P20"><text:span text:style-name="T30">Sim.dt - </text:span><text:span text:style-name="T51">Sim.dt dictates the time-steps used for the simulation. For this example you have Sim.dt=[(0.00004,20), (0.0005,100)], meaning that there will be 20 timesteps of size 0.00004 and then100 timesteps of size 0.0005. The initial smaller timesteps is to reflect the fac that the laser pulse will last for 0.0008s. </text:span></text:p>
      <text:p text:style-name="P29">Sim.Theta – <text:span text:style-name="T2">The value of theta sites between 0 and 1 and is used to decide whether the temporal idscretisation is fully explicit (Theta=0), fully implicit (Theta=1) or semi-implicit (0&lt;Theta&lt;1).</text:span></text:p>
      <text:p text:style-name="P29">Sim.Storing – <text:span text:style-name="T2">This variable decides how frequently we want to store the results with regards to the timesteps. In this example The key ‘Laser’ has a value 1 </text:span><text:span text:style-name="T16">and ‘PostLaser’ has a value 2</text:span><text:span text:style-name="T2">, meaning that the results will be stored </text:span><text:span text:style-name="T16">after every 1 timestep for the duration of the laser pulse, and after every 2 timesteps after the laser pulse.This means that there will be </text:span><text:span text:style-name="T17">70 timesteps saved to the .rmed file (20/1+100/2). </text:span><text:span text:style-name="T18">For this simulation there are post-processing scripts which have been written already, so change the ‘ShowRes’ flag in VirtualLab.PostAster to ‘False’. </text:span></text:p>
      <text:p text:style-name="P19"/>
      <text:p text:style-name="P21">Execute the Run.py file. After it has completed if you look in Output/LFA/Example/Training you should see the 3 simulation directories. <text:span text:style-name="T50">In the Aster directory for each simulation you have the AsterLog, Export File and .rmed file(s) as seen in the Tensile example. As this is a time-dependent problem you will notice a file of the timesteps used for the simulaition is also saved. This holds the full list of 120 timesteps used for the simualtion. If you look in the PostAster directory you will notice there are a number of plots showing the temperature distribtuion with respect to time, and images of the sample with a heat distribution shown. Images of the mesh used are also included. You will notice there is a plot named ‘Rplot’ which plots the transient average temperature on different sized areas of the bottom surface. <text:s/>For example R=1 takes an average over the entire bottom surface, while R=0.5 takes the average of values within half of the Radius of the bottom surface. Notice that for ‘SimVoVoid’ R=0.1 increases fastest due to the Gaussian profile of the laser </text:span><text:soft-page-break/><text:span text:style-name="T50">pulse, however ‘SimVoid2’ R=0.1 increases slowest due to the void providing a thermal barrier. The different values for R are given in the Parameters file (R=1 is always included in this plot for comparison).</text:span></text:p>
      <text:p text:style-name="P21"/>
      <text:p text:style-name="P21"/>
      <text:p text:style-name="P21"/>
      <text:p text:style-name="P21"/>
      <text:p text:style-name="P37">Task <text:span text:style-name="T52">2</text:span></text:p>
      <text:p text:style-name="P22">After running Task1 you realise that you wanted to run the simulation ‘NoVoid’ with a uniform laser profile, not a gaussian one. To re-run certain studies from a parametric study there is a way this can be done quickly and easily. In the Parametric file if you include Sim.Run = [‘Y’,’N’,’N’] this will signal that we only want to Run the first simulation (The default is that it assumes that all simulations are a ‘Y’). Add this line to ‘Parametric_1.py’ <text:s/>and change the first value in Sim.LaserS to ‘Uniform’. You should also set RunMesh to False in VirtualLab.Create() since we are happy to use the meshes created previously. </text:p>
      <text:p text:style-name="P22"/>
      <text:p text:style-name="P38">Task <text:span text:style-name="T53">3</text:span></text:p>
      <text:p text:style-name="P23">You will have noticed that the CodeAster command file used for the LFA simulations so far was ‘Disc_Lin’, which is a linear simulation. There is also a command file called Disc_NonLin available which allows us to use non-linear material properties (i.e. material properties which vary with temperature). In the ‘Materials’ directory you will notice that there are some non-linear materials available (those with <text:span text:style-name="T54">NL after them). Re-run the simulations with the </text:span><text:span text:style-name="T55">CommFile set to Disc_NonLin. You should also change the materials to a non-linear material also (although the simulation will still work if a linear material is provided).</text:span></text:p>
      <text:p text:style-name="P49"/>
      <text:p text:style-name="P24"><text:span text:style-name="T55">Y</text:span><text:span text:style-name="T54">ou will notice that the CodeAster output looks different for the non-linear simulation compared with the linear simulation. This is due to the fact that the non-linear simulations require performing Newton iterations on each timestep, which is not required in the linear case. The default maximum numbr of Newton iterations is 10, however this can be changed by adding ‘MaxIter’ to the Sim Namespace in the Parameters file. For the meshes and timesteps used for this simulation 10 Newton iterations should be sufficient. </text:span></text:p>
      <text:p text:style-name="P28"/>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13T17:06:45.945099684</dc:date>
    <meta:editing-duration>PT11H2M11S</meta:editing-duration>
    <meta:editing-cycles>56</meta:editing-cycles>
    <meta:generator>LibreOffice/6.0.7.3$Linux_X86_64 LibreOffice_project/00m0$Build-3</meta:generator>
    <meta:document-statistic meta:table-count="0" meta:image-count="0" meta:object-count="0" meta:page-count="5" meta:paragraph-count="53" meta:word-count="2402" meta:character-count="14884" meta:non-whitespace-character-count="12502"/>
  </office:meta>
</office:document-meta>
</file>